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52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10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Parallel Taboo Search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2">
          <table:table-cell office:value-type="float" office:value="170412">
            <text:p>170412</text:p>
          </table:table-cell>
          <table:table-cell office:value-type="float" office:value="945">
            <text:p>945</text:p>
          </table:table-cell>
          <table:table-cell office:value-type="float" office:value="115058">
            <text:p>115058</text:p>
          </table:table-cell>
          <table:table-cell office:value-type="float" office:value="945">
            <text:p>945</text:p>
          </table:table-cell>
          <table:table-cell office:value-type="float" office:value="110319.4">
            <text:p>110319,4</text:p>
          </table:table-cell>
          <table:table-cell office:value-type="float" office:value="950.6">
            <text:p>950,6</text:p>
          </table:table-cell>
          <table:table-cell office:value-type="float" office:value="104561">
            <text:p>104561</text:p>
          </table:table-cell>
          <table:table-cell office:value-type="float" office:value="959">
            <text:p>959</text:p>
          </table:table-cell>
          <table:table-cell office:value-type="float" office:value="109774">
            <text:p>109774</text:p>
          </table:table-cell>
          <table:table-cell office:value-type="float" office:value="942">
            <text:p>942</text:p>
          </table:table-cell>
          <table:table-cell office:value-type="float" office:value="107476.6">
            <text:p>107476,6</text:p>
          </table:table-cell>
          <table:table-cell office:value-type="float" office:value="958">
            <text:p>958</text:p>
          </table:table-cell>
          <table:table-cell office:value-type="float" office:value="110415">
            <text:p>110415</text:p>
          </table:table-cell>
          <table:table-cell office:value-type="float" office:value="970">
            <text:p>970</text:p>
          </table:table-cell>
          <table:table-cell office:value-type="float" office:value="96146">
            <text:p>96146</text:p>
          </table:table-cell>
          <table:table-cell office:value-type="float" office:value="940">
            <text:p>940</text:p>
          </table:table-cell>
          <table:table-cell office:value-type="float" office:value="99519.6">
            <text:p>99519,6</text:p>
          </table:table-cell>
          <table:table-cell office:value-type="float" office:value="951.8">
            <text:p>951,8</text:p>
          </table:table-cell>
          <table:table-cell office:value-type="float" office:value="105055">
            <text:p>105055</text:p>
          </table:table-cell>
          <table:table-cell office:value-type="float" office:value="967">
            <text:p>967</text:p>
          </table:table-cell>
        </table:table-row>
        <table:table-row table:style-name="ro2">
          <table:table-cell office:value-type="float" office:value="1188350">
            <text:p>1188350</text:p>
          </table:table-cell>
          <table:table-cell office:value-type="float" office:value="937">
            <text:p>937</text:p>
          </table:table-cell>
          <table:table-cell office:value-type="float" office:value="1002012">
            <text:p>1002012</text:p>
          </table:table-cell>
          <table:table-cell office:value-type="float" office:value="930">
            <text:p>930</text:p>
          </table:table-cell>
          <table:table-cell office:value-type="float" office:value="972129.2">
            <text:p>972129,2</text:p>
          </table:table-cell>
          <table:table-cell office:value-type="float" office:value="939.2">
            <text:p>939,2</text:p>
          </table:table-cell>
          <table:table-cell office:value-type="float" office:value="969534">
            <text:p>969534</text:p>
          </table:table-cell>
          <table:table-cell office:value-type="float" office:value="945">
            <text:p>945</text:p>
          </table:table-cell>
          <table:table-cell office:value-type="float" office:value="1038342">
            <text:p>1038342</text:p>
          </table:table-cell>
          <table:table-cell office:value-type="float" office:value="937">
            <text:p>937</text:p>
          </table:table-cell>
          <table:table-cell office:value-type="float" office:value="971545">
            <text:p>971545</text:p>
          </table:table-cell>
          <table:table-cell office:value-type="float" office:value="941.4">
            <text:p>941,4</text:p>
          </table:table-cell>
          <table:table-cell office:value-type="float" office:value="906902">
            <text:p>906902</text:p>
          </table:table-cell>
          <table:table-cell office:value-type="float" office:value="945">
            <text:p>945</text:p>
          </table:table-cell>
          <table:table-cell office:value-type="float" office:value="903204">
            <text:p>903204</text:p>
          </table:table-cell>
          <table:table-cell office:value-type="float" office:value="937">
            <text:p>937</text:p>
          </table:table-cell>
          <table:table-cell office:value-type="float" office:value="895132.6">
            <text:p>895132,6</text:p>
          </table:table-cell>
          <table:table-cell office:value-type="float" office:value="941.4">
            <text:p>941,4</text:p>
          </table:table-cell>
          <table:table-cell office:value-type="float" office:value="880935">
            <text:p>880935</text:p>
          </table:table-cell>
          <table:table-cell office:value-type="float" office:value="945">
            <text:p>945</text:p>
          </table:table-cell>
        </table:table-row>
        <table:table-row table:style-name="ro2">
          <table:table-cell office:value-type="float" office:value="7371733">
            <text:p>7371733</text:p>
          </table:table-cell>
          <table:table-cell office:value-type="float" office:value="937">
            <text:p>937</text:p>
          </table:table-cell>
          <table:table-cell office:value-type="float" office:value="8273334">
            <text:p>8273334</text:p>
          </table:table-cell>
          <table:table-cell office:value-type="float" office:value="930">
            <text:p>930</text:p>
          </table:table-cell>
          <table:table-cell office:value-type="float" office:value="8621341">
            <text:p>8621341</text:p>
          </table:table-cell>
          <table:table-cell office:value-type="float" office:value="931">
            <text:p>931</text:p>
          </table:table-cell>
          <table:table-cell office:value-type="float" office:value="8749713">
            <text:p>8749713</text:p>
          </table:table-cell>
          <table:table-cell office:value-type="float" office:value="935">
            <text:p>935</text:p>
          </table:table-cell>
          <table:table-cell office:value-type="float" office:value="8254410">
            <text:p>8254410</text:p>
          </table:table-cell>
          <table:table-cell office:value-type="float" office:value="930">
            <text:p>930</text:p>
          </table:table-cell>
          <table:table-cell office:value-type="float" office:value="8389617">
            <text:p>8389617</text:p>
          </table:table-cell>
          <table:table-cell office:value-type="float" office:value="931.8">
            <text:p>931,8</text:p>
          </table:table-cell>
          <table:table-cell office:value-type="float" office:value="8424164">
            <text:p>8424164</text:p>
          </table:table-cell>
          <table:table-cell office:value-type="float" office:value="935">
            <text:p>935</text:p>
          </table:table-cell>
          <table:table-cell office:value-type="float" office:value="7703469">
            <text:p>7703469</text:p>
          </table:table-cell>
          <table:table-cell office:value-type="float" office:value="930">
            <text:p>930</text:p>
          </table:table-cell>
          <table:table-cell office:value-type="float" office:value="7945866.6">
            <text:p>7945866,6</text:p>
          </table:table-cell>
          <table:table-cell office:value-type="float" office:value="931.6">
            <text:p>931,6</text:p>
          </table:table-cell>
          <table:table-cell office:value-type="float" office:value="7928804">
            <text:p>7928804</text:p>
          </table:table-cell>
          <table:table-cell office:value-type="float" office:value="934">
            <text:p>934</text:p>
          </table:table-cell>
        </table:table-row>
        <table:table-row table:style-name="ro2">
          <table:table-cell office:value-type="float" office:value="69188972">
            <text:p>69188972</text:p>
          </table:table-cell>
          <table:table-cell office:value-type="float" office:value="937">
            <text:p>937</text:p>
          </table:table-cell>
          <table:table-cell office:value-type="float" office:value="69990169">
            <text:p>69990169</text:p>
          </table:table-cell>
          <table:table-cell office:value-type="float" office:value="930">
            <text:p>930</text:p>
          </table:table-cell>
          <table:table-cell office:value-type="float" office:value="71009909.8">
            <text:p>71009909,8</text:p>
          </table:table-cell>
          <table:table-cell office:value-type="float" office:value="931.6">
            <text:p>931,6</text:p>
          </table:table-cell>
          <table:table-cell office:value-type="float" office:value="73308688">
            <text:p>73308688</text:p>
          </table:table-cell>
          <table:table-cell office:value-type="float" office:value="934">
            <text:p>934</text:p>
          </table:table-cell>
          <table:table-cell office:value-type="float" office:value="68744252">
            <text:p>68744252</text:p>
          </table:table-cell>
          <table:table-cell office:value-type="float" office:value="930">
            <text:p>930</text:p>
          </table:table-cell>
          <table:table-cell office:value-type="float" office:value="69976072.6">
            <text:p>69976072,6</text:p>
          </table:table-cell>
          <table:table-cell office:value-type="float" office:value="931.6">
            <text:p>931,6</text:p>
          </table:table-cell>
          <table:table-cell office:value-type="float" office:value="73364382">
            <text:p>73364382</text:p>
          </table:table-cell>
          <table:table-cell office:value-type="float" office:value="934">
            <text:p>934</text:p>
          </table:table-cell>
          <table:table-cell office:value-type="float" office:value="73582369">
            <text:p>73582369</text:p>
          </table:table-cell>
          <table:table-cell office:value-type="float" office:value="930">
            <text:p>930</text:p>
          </table:table-cell>
          <table:table-cell office:value-type="float" office:value="70711488.4">
            <text:p>70711488,4</text:p>
          </table:table-cell>
          <table:table-cell office:value-type="float" office:value="930.8">
            <text:p>930,8</text:p>
          </table:table-cell>
          <table:table-cell office:value-type="float" office:value="70546631">
            <text:p>70546631</text:p>
          </table:table-cell>
          <table:table-cell office:value-type="float" office:value="934">
            <text:p>934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>
            <draw:frame table:end-cell-address="10C.F31" table:end-x="2.01cm" table:end-y="0.057cm" draw:z-index="0" draw:style-name="gr1" svg:width="22.543cm" svg:height="10.895cm" svg:x="0.001cm" svg:y="0.001cm">
              <draw:object draw:notify-on-update-of-ranges="10C.A1:10C.A1 10C.B1:10C.B1 10C.B2:10C.B5 10C.A2:10C.A5 10C.D1:10C.D1 10C.D2:10C.D5 10C.C2:10C.C5 10C.F1:10C.F1 10C.F2:10C.F5 10C.E2:10C.E5 10C.H1:10C.H1 10C.H2:10C.H5 10C.G2:10C.G5 10C.J1:10C.J1 10C.J2:10C.J5 10C.I2:10C.I5 10C.L1:10C.L1 10C.L2:10C.L5 10C.K2:10C.K5 10C.N1:10C.N1 10C.N2:10C.N5 10C.M2:10C.M5 10C.P1:10C.P1 10C.P2:10C.P5 10C.O2:10C.O5 10C.R1:10C.R1 10C.R2:10C.R5 10C.Q2:10C.Q5 10C.T1:10C.T1 10C.T2:10C.T5 10C.S2:10C.S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6"/>
          <table:table-cell table:style-name="ce1" office:value-type="float" office:value="934">
            <text:p>934</text:p>
          </table:table-cell>
          <table:table-cell table:style-name="ce5" office:value-type="float" office:value="73308688">
            <text:p>73308688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2" office:value-type="float" office:value="934">
            <text:p>934</text:p>
          </table:table-cell>
          <table:table-cell table:style-name="ce6" office:value-type="float" office:value="69671902">
            <text:p>69671902</text:p>
          </table:table-cell>
          <table:table-cell table:number-columns-repeated="3"/>
          <table:table-cell table:style-name="ce8" office:value-type="float" office:value="930">
            <text:p>930</text:p>
          </table:table-cell>
          <table:table-cell table:style-name="ce5" office:value-type="float" office:value="68744252">
            <text:p>68744252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3" office:value-type="float" office:value="930">
            <text:p>930</text:p>
          </table:table-cell>
          <table:table-cell table:style-name="ce6" office:value-type="float" office:value="70929705">
            <text:p>70929705</text:p>
          </table:table-cell>
          <table:table-cell table:number-columns-repeated="3"/>
          <table:table-cell table:style-name="ce2" office:value-type="float" office:value="934">
            <text:p>934</text:p>
          </table:table-cell>
          <table:table-cell table:style-name="ce6" office:value-type="float" office:value="73364382">
            <text:p>73364382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3" office:value-type="float" office:value="930">
            <text:p>930</text:p>
          </table:table-cell>
          <table:table-cell table:style-name="ce6" office:value-type="float" office:value="71149085">
            <text:p>71149085</text:p>
          </table:table-cell>
          <table:table-cell table:number-columns-repeated="3"/>
          <table:table-cell table:style-name="ce3" office:value-type="float" office:value="930">
            <text:p>930</text:p>
          </table:table-cell>
          <table:table-cell table:style-name="ce6" office:value-type="float" office:value="69234545">
            <text:p>69234545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4" office:value-type="float" office:value="930">
            <text:p>930</text:p>
          </table:table-cell>
          <table:table-cell table:style-name="ce7" office:value-type="float" office:value="69990169">
            <text:p>69990169</text:p>
          </table:table-cell>
          <table:table-cell table:number-columns-repeated="3"/>
          <table:table-cell table:style-name="ce3" office:value-type="float" office:value="930">
            <text:p>930</text:p>
          </table:table-cell>
          <table:table-cell table:style-name="ce6" office:value-type="float" office:value="69725435">
            <text:p>69725435</text:p>
          </table:table-cell>
          <table:table-cell table:number-columns-repeated="7"/>
        </table:table-row>
        <table:table-row table:style-name="ro2">
          <table:table-cell table:number-columns-repeated="6"/>
          <table:table-cell table:formula="of:= SUM ([.G10:.G14])/5" office:value-type="float" office:value="931.6">
            <text:p>931,6</text:p>
          </table:table-cell>
          <table:table-cell table:formula="of:= SUM ([.H10:.H14])/5" office:value-type="float" office:value="71009909.8">
            <text:p>71009909,8</text:p>
          </table:table-cell>
          <table:table-cell table:number-columns-repeated="3"/>
          <table:table-cell table:style-name="ce9" office:value-type="float" office:value="934">
            <text:p>934</text:p>
          </table:table-cell>
          <table:table-cell table:style-name="ce7" office:value-type="float" office:value="68811749">
            <text:p>68811749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 SUM ([.L11:.L15])/5" office:value-type="float" office:value="931.6">
            <text:p>931,6</text:p>
          </table:table-cell>
          <table:table-cell table:formula="of:= SUM ([.M11:.M15])/5" office:value-type="float" office:value="69976072.6">
            <text:p>69976072,6</text:p>
          </table:table-cell>
          <table:table-cell table:number-columns-repeated="3"/>
          <table:table-cell table:style-name="ce1" office:value-type="float" office:value="934">
            <text:p>934</text:p>
          </table:table-cell>
          <table:table-cell table:style-name="ce5" office:value-type="float" office:value="70546631">
            <text:p>70546631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float" office:value="930">
            <text:p>930</text:p>
          </table:table-cell>
          <table:table-cell table:style-name="ce6" office:value-type="float" office:value="71228404">
            <text:p>71228404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float" office:value="930">
            <text:p>930</text:p>
          </table:table-cell>
          <table:table-cell table:style-name="ce6" office:value-type="float" office:value="68568158">
            <text:p>68568158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float" office:value="930">
            <text:p>930</text:p>
          </table:table-cell>
          <table:table-cell table:style-name="ce6" office:value-type="float" office:value="69631880">
            <text:p>69631880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4" office:value-type="float" office:value="930">
            <text:p>930</text:p>
          </table:table-cell>
          <table:table-cell table:style-name="ce7" office:value-type="float" office:value="73582369">
            <text:p>73582369</text:p>
          </table:table-cell>
          <table:table-cell table:number-columns-repeated="2"/>
        </table:table-row>
        <table:table-row table:style-name="ro2">
          <table:table-cell table:number-columns-repeated="16"/>
          <table:table-cell table:formula="of:= SUM ([.Q16:.Q20])/5" office:value-type="float" office:value="930.8">
            <text:p>930,8</text:p>
          </table:table-cell>
          <table:table-cell table:formula="of:= SUM ([.R16:.R20])/5" office:value-type="float" office:value="70711488.4">
            <text:p>70711488,4</text:p>
          </table:table-cell>
          <table:table-cell table:number-columns-repeated="2"/>
        </table:table-row>
      </table:table>
      <table:table table:name="100C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2" table:number-rows-repeated="5">
          <table:table-cell table:number-columns-repeated="20"/>
        </table:table-row>
        <table:table-row table:style-name="ro2">
          <table:table-cell>
            <draw:frame table:end-cell-address="100C.F31" table:end-x="3.378cm" table:end-y="0.057cm" draw:z-index="0" draw:style-name="gr1" svg:width="22.543cm" svg:height="10.895cm" svg:x="0.001cm" svg:y="0.001cm">
              <draw:object draw:notify-on-update-of-ranges="100C.A1:100C.A1 100C.B1:100C.B1 100C.B2:100C.B5 100C.A2:100C.A5 100C.D1:100C.D1 100C.D2:100C.D5 100C.C2:100C.C5 100C.F1:100C.F1 100C.F2:100C.F5 100C.E2:100C.E5 100C.H1:100C.H1 100C.H2:100C.H5 100C.G2:100C.G5 100C.J1:100C.J1 100C.J2:100C.J5 100C.I2:100C.I5 100C.L1:100C.L1 100C.L2:100C.L5 100C.K2:100C.K5 100C.N1:100C.N1 100C.N2:100C.N5 100C.M2:100C.M5 100C.P1:100C.P1 100C.P2:100C.P5 100C.O2:100C.O5 100C.R1:100C.R1 100C.R2:100C.R5 100C.Q2:100C.Q5 100C.T1:100C.T1 100C.T2:100C.T5 100C.S2:100C.S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0"/>
          <table:table-cell table:style-name="ce1" office:value-type="float" office:value="664">
            <text:p>664</text:p>
          </table:table-cell>
          <table:table-cell table:style-name="ce5" office:value-type="float" office:value="98120431">
            <text:p>98120431</text:p>
          </table:table-cell>
          <table:table-cell table:number-columns-repeated="5"/>
          <table:table-cell table:style-name="ce1" office:value-type="float" office:value="664">
            <text:p>664</text:p>
          </table:table-cell>
          <table:table-cell table:style-name="ce5" office:value-type="float" office:value="100032917">
            <text:p>100032917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float" office:value="664">
            <text:p>664</text:p>
          </table:table-cell>
          <table:table-cell table:style-name="ce5" office:value-type="float" office:value="112905733">
            <text:p>112905733</text:p>
          </table:table-cell>
          <table:table-cell table:number-columns-repeated="2"/>
          <table:table-cell table:style-name="ce2" office:value-type="float" office:value="662">
            <text:p>662</text:p>
          </table:table-cell>
          <table:table-cell table:style-name="ce6" office:value-type="float" office:value="101348717">
            <text:p>101348717</text:p>
          </table:table-cell>
          <table:table-cell table:number-columns-repeated="5"/>
          <table:table-cell table:style-name="ce2" office:value-type="float" office:value="664">
            <text:p>664</text:p>
          </table:table-cell>
          <table:table-cell table:style-name="ce6" office:value-type="float" office:value="98286368">
            <text:p>98286368</text:p>
          </table:table-cell>
          <table:table-cell/>
        </table:table-row>
        <table:table-row table:style-name="ro2">
          <table:table-cell table:number-columns-repeated="6"/>
          <table:table-cell table:style-name="ce2" office:value-type="float" office:value="664">
            <text:p>664</text:p>
          </table:table-cell>
          <table:table-cell table:style-name="ce6" office:value-type="float" office:value="107651375">
            <text:p>107651375</text:p>
          </table:table-cell>
          <table:table-cell table:number-columns-repeated="2"/>
          <table:table-cell table:style-name="ce2" office:value-type="float" office:value="664">
            <text:p>664</text:p>
          </table:table-cell>
          <table:table-cell table:style-name="ce6" office:value-type="float" office:value="104858063">
            <text:p>104858063</text:p>
          </table:table-cell>
          <table:table-cell table:number-columns-repeated="5"/>
          <table:table-cell table:style-name="ce2" office:value-type="float" office:value="663">
            <text:p>663</text:p>
          </table:table-cell>
          <table:table-cell table:style-name="ce6" office:value-type="float" office:value="100808385">
            <text:p>100808385</text:p>
          </table:table-cell>
          <table:table-cell/>
        </table:table-row>
        <table:table-row table:style-name="ro2">
          <table:table-cell table:number-columns-repeated="6"/>
          <table:table-cell table:style-name="ce2" office:value-type="float" office:value="664">
            <text:p>664</text:p>
          </table:table-cell>
          <table:table-cell table:style-name="ce6" office:value-type="float" office:value="106766040">
            <text:p>106766040</text:p>
          </table:table-cell>
          <table:table-cell table:number-columns-repeated="2"/>
          <table:table-cell table:style-name="ce2" office:value-type="float" office:value="663">
            <text:p>663</text:p>
          </table:table-cell>
          <table:table-cell table:style-name="ce6" office:value-type="float" office:value="107509101">
            <text:p>107509101</text:p>
          </table:table-cell>
          <table:table-cell table:number-columns-repeated="5"/>
          <table:table-cell table:style-name="ce2" office:value-type="float" office:value="664">
            <text:p>664</text:p>
          </table:table-cell>
          <table:table-cell table:style-name="ce6" office:value-type="float" office:value="101098600">
            <text:p>101098600</text:p>
          </table:table-cell>
          <table:table-cell/>
        </table:table-row>
        <table:table-row table:style-name="ro2">
          <table:table-cell table:number-columns-repeated="6"/>
          <table:table-cell table:style-name="ce2" office:value-type="float" office:value="662">
            <text:p>662</text:p>
          </table:table-cell>
          <table:table-cell table:style-name="ce6" office:value-type="float" office:value="111008388">
            <text:p>111008388</text:p>
          </table:table-cell>
          <table:table-cell table:number-columns-repeated="2"/>
          <table:table-cell table:style-name="ce9" office:value-type="float" office:value="663">
            <text:p>663</text:p>
          </table:table-cell>
          <table:table-cell table:style-name="ce7" office:value-type="float" office:value="104053302">
            <text:p>104053302</text:p>
          </table:table-cell>
          <table:table-cell table:number-columns-repeated="5"/>
          <table:table-cell table:style-name="ce9" office:value-type="float" office:value="661">
            <text:p>661</text:p>
          </table:table-cell>
          <table:table-cell table:style-name="ce7" office:value-type="float" office:value="97655666">
            <text:p>97655666</text:p>
          </table:table-cell>
          <table:table-cell/>
        </table:table-row>
        <table:table-row table:style-name="ro2">
          <table:table-cell table:number-columns-repeated="6"/>
          <table:table-cell table:style-name="ce9" office:value-type="float" office:value="664">
            <text:p>664</text:p>
          </table:table-cell>
          <table:table-cell table:style-name="ce7" office:value-type="float" office:value="104855252">
            <text:p>104855252</text:p>
          </table:table-cell>
          <table:table-cell table:number-columns-repeated="2"/>
          <table:table-cell table:formula="of:= SUM ([.K9:.K13])/5" office:value-type="float" office:value="663.2">
            <text:p>663,2</text:p>
          </table:table-cell>
          <table:table-cell table:formula="of:= SUM ([.L9:.L13])/5" office:value-type="float" office:value="103177922.8">
            <text:p>103177922,8</text:p>
          </table:table-cell>
          <table:table-cell table:number-columns-repeated="5"/>
          <table:table-cell table:formula="of:= SUM ([.R9:.R13])/5" office:value-type="float" office:value="663.2">
            <text:p>663,2</text:p>
          </table:table-cell>
          <table:table-cell table:formula="of:= SUM ([.S9:.S13])/5" office:value-type="float" office:value="99576387.2">
            <text:p>99576387,2</text:p>
          </table:table-cell>
          <table:table-cell/>
        </table:table-row>
        <table:table-row table:style-name="ro2">
          <table:table-cell table:number-columns-repeated="6"/>
          <table:table-cell table:formula="of:= SUM ([.G10:.G14])/5" office:value-type="float" office:value="663.6">
            <text:p>663,6</text:p>
          </table:table-cell>
          <table:table-cell table:formula="of:= SUM ([.H10:.H14])/5" office:value-type="float" office:value="108637357.6">
            <text:p>108637357,6</text:p>
          </table:table-cell>
          <table:table-cell table:number-columns-repeated="12"/>
        </table:table-row>
      </table:table>
      <table:table table:name="10C_OI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2" table:number-rows-repeated="5">
          <table:table-cell table:number-columns-repeated="20"/>
        </table:table-row>
        <table:table-row table:style-name="ro2">
          <table:table-cell>
            <draw:frame table:end-cell-address="10C_OI.F31" table:end-x="3.378cm" table:end-y="0.057cm" draw:z-index="0" draw:style-name="gr1" svg:width="22.543cm" svg:height="10.895cm" svg:x="0.001cm" svg:y="0.001cm">
              <draw:object draw:notify-on-update-of-ranges="10C_OI.A1:10C_OI.A1 10C_OI.B1:10C_OI.B1 10C_OI.B2:10C_OI.B5 10C_OI.A2:10C_OI.A5 10C_OI.D1:10C_OI.D1 10C_OI.D2:10C_OI.D5 10C_OI.C2:10C_OI.C5 10C_OI.F1:10C_OI.F1 10C_OI.F2:10C_OI.F5 10C_OI.E2:10C_OI.E5 10C_OI.H1:10C_OI.H1 10C_OI.H2:10C_OI.H5 10C_OI.G2:10C_OI.G5 10C_OI.J1:10C_OI.J1 10C_OI.J2:10C_OI.J5 10C_OI.I2:10C_OI.I5 10C_OI.L1:10C_OI.L1 10C_OI.L2:10C_OI.L5 10C_OI.K2:10C_OI.K5 10C_OI.N1:10C_OI.N1 10C_OI.N2:10C_OI.N5 10C_OI.M2:10C_OI.M5 10C_OI.P1:10C_OI.P1 10C_OI.P2:10C_OI.P5 10C_OI.O2:10C_OI.O5 10C_OI.R1:10C_OI.R1 10C_OI.R2:10C_OI.R5 10C_OI.Q2:10C_OI.Q5 10C_OI.T1:10C_OI.T1 10C_OI.T2:10C_OI.T5 10C_OI.S2:10C_OI.S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6"/>
          <table:table-cell table:style-name="ce10" office:value-type="float" office:value="943">
            <text:p>943</text:p>
          </table:table-cell>
          <table:table-cell table:style-name="ce12" office:value-type="float" office:value="62524286">
            <text:p>62524286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945">
            <text:p>945</text:p>
          </table:table-cell>
          <table:table-cell table:style-name="ce6" office:value-type="float" office:value="62121719">
            <text:p>621217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office:value-type="float" office:value="664">
            <text:p>664</text:p>
          </table:table-cell>
          <table:table-cell table:style-name="ce5" office:value-type="float" office:value="112905733">
            <text:p>112905733</text:p>
          </table:table-cell>
          <table:table-cell table:number-columns-repeated="8"/>
          <table:table-cell table:style-name="ce6" office:value-type="float" office:value="945">
            <text:p>945</text:p>
          </table:table-cell>
          <table:table-cell table:style-name="ce6" office:value-type="float" office:value="62857523">
            <text:p>6285752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 office:value-type="float" office:value="664">
            <text:p>664</text:p>
          </table:table-cell>
          <table:table-cell table:style-name="ce6" office:value-type="float" office:value="107651375">
            <text:p>107651375</text:p>
          </table:table-cell>
          <table:table-cell table:number-columns-repeated="8"/>
          <table:table-cell table:style-name="ce11" office:value-type="float" office:value="943">
            <text:p>943</text:p>
          </table:table-cell>
          <table:table-cell table:style-name="ce6" office:value-type="float" office:value="62625339">
            <text:p>62625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 office:value-type="float" office:value="664">
            <text:p>664</text:p>
          </table:table-cell>
          <table:table-cell table:style-name="ce6" office:value-type="float" office:value="106766040">
            <text:p>106766040</text:p>
          </table:table-cell>
          <table:table-cell table:number-columns-repeated="8"/>
          <table:table-cell table:style-name="ce6" office:value-type="float" office:value="945">
            <text:p>945</text:p>
          </table:table-cell>
          <table:table-cell table:style-name="ce6" office:value-type="float" office:value="62319798">
            <text:p>6231979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 office:value-type="float" office:value="662">
            <text:p>662</text:p>
          </table:table-cell>
          <table:table-cell table:style-name="ce6" office:value-type="float" office:value="111008388">
            <text:p>111008388</text:p>
          </table:table-cell>
          <table:table-cell table:number-columns-repeated="8"/>
          <table:table-cell table:formula="of:= SUM ([.Q9:.Q13])/5" office:value-type="float" office:value="944.2">
            <text:p>944,2</text:p>
          </table:table-cell>
          <table:table-cell table:formula="of:= SUM ([.R9:.R13])/5" office:value-type="float" office:value="62489733">
            <text:p>6248973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9" office:value-type="float" office:value="664">
            <text:p>664</text:p>
          </table:table-cell>
          <table:table-cell table:style-name="ce7" office:value-type="float" office:value="104855252">
            <text:p>104855252</text:p>
          </table:table-cell>
          <table:table-cell table:number-columns-repeated="12"/>
        </table:table-row>
        <table:table-row table:style-name="ro2">
          <table:table-cell table:number-columns-repeated="6"/>
          <table:table-cell table:formula="of:= SUM ([.G11:.G15])/5" office:value-type="float" office:value="663.6">
            <text:p>663,6</text:p>
          </table:table-cell>
          <table:table-cell table:formula="of:= SUM ([.H11:.H15])/5" office:value-type="float" office:value="108637357.6">
            <text:p>108637357,6</text:p>
          </table:table-cell>
          <table:table-cell table:number-columns-repeated="12"/>
        </table:table-row>
      </table:table>
      <table:table table:name="100C_OI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2" table:number-rows-repeated="5">
          <table:table-cell table:number-columns-repeated="20"/>
        </table:table-row>
        <table:table-row table:style-name="ro2">
          <table:table-cell>
            <draw:frame table:end-cell-address="100C_OI.F31" table:end-x="3.378cm" table:end-y="0.057cm" draw:z-index="0" draw:style-name="gr1" svg:width="22.543cm" svg:height="10.895cm" svg:x="0.001cm" svg:y="0.001cm">
              <draw:object draw:notify-on-update-of-ranges="100C_OI.A1:100C_OI.A1 100C_OI.B1:100C_OI.B1 100C_OI.B2:100C_OI.B5 100C_OI.A2:100C_OI.A5 100C_OI.D1:100C_OI.D1 100C_OI.D2:100C_OI.D5 100C_OI.C2:100C_OI.C5 100C_OI.F1:100C_OI.F1 100C_OI.F2:100C_OI.F5 100C_OI.E2:100C_OI.E5 100C_OI.H1:100C_OI.H1 100C_OI.H2:100C_OI.H5 100C_OI.G2:100C_OI.G5 100C_OI.J1:100C_OI.J1 100C_OI.J2:100C_OI.J5 100C_OI.I2:100C_OI.I5 100C_OI.L1:100C_OI.L1 100C_OI.L2:100C_OI.L5 100C_OI.K2:100C_OI.K5 100C_OI.N1:100C_OI.N1 100C_OI.N2:100C_OI.N5 100C_OI.M2:100C_OI.M5 100C_OI.P1:100C_OI.P1 100C_OI.P2:100C_OI.P5 100C_OI.O2:100C_OI.O5 100C_OI.R1:100C_OI.R1 100C_OI.R2:100C_OI.R5 100C_OI.Q2:100C_OI.Q5 100C_OI.T1:100C_OI.T1 100C_OI.T2:100C_OI.T5 100C_OI.S2:100C_OI.S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6"/>
          <table:table-cell table:style-name="ce1" office:value-type="float" office:value="674">
            <text:p>674</text:p>
          </table:table-cell>
          <table:table-cell table:style-name="ce5" office:value-type="float" office:value="1965086">
            <text:p>1965086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2" office:value-type="float" office:value="670">
            <text:p>670</text:p>
          </table:table-cell>
          <table:table-cell table:style-name="ce6" office:value-type="float" office:value="2058309">
            <text:p>2058309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2" office:value-type="float" office:value="672">
            <text:p>672</text:p>
          </table:table-cell>
          <table:table-cell table:style-name="ce6" office:value-type="float" office:value="1776233">
            <text:p>1776233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2" office:value-type="float" office:value="675">
            <text:p>675</text:p>
          </table:table-cell>
          <table:table-cell table:style-name="ce6" office:value-type="float" office:value="1771407">
            <text:p>1771407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9" office:value-type="float" office:value="679">
            <text:p>679</text:p>
          </table:table-cell>
          <table:table-cell table:style-name="ce7" office:value-type="float" office:value="1822085">
            <text:p>1822085</text:p>
          </table:table-cell>
          <table:table-cell table:number-columns-repeated="12"/>
        </table:table-row>
        <table:table-row table:style-name="ro2">
          <table:table-cell table:number-columns-repeated="6"/>
          <table:table-cell table:formula="of:= SUM ([.G10:.G14])/5" office:value-type="float" office:value="674">
            <text:p>674</text:p>
          </table:table-cell>
          <table:table-cell table:formula="of:= SUM ([.H10:.H14])/5" office:value-type="float" office:value="1878624">
            <text:p>1878624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15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5-12T15:35:42.70</dc:date>
    <meta:editing-duration>PT22H26M16S</meta:editing-duration>
    <meta:editing-cycles>76</meta:editing-cycles>
    <meta:generator>OpenOffice.org/3.1$Win32 OpenOffice.org_project/310m19$Build-9420</meta:generator>
    <meta:document-statistic meta:table-count="4" meta:cell-count="268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4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141cm" svg:y="0.218cm" chart:style-name="ch2">
          <text:p>FT10 - Busca Tabu X Modelos de hibridização (resultado após 5 rodadas)</text:p>
        </chart:title>
        <chart:subtitle svg:x="0.305cm" svg:y="0.938cm" chart:style-name="ch3">
          <text:p>Modelos de hibridização: Tamanho da população = 12; Número de ciclos = 10; Ordem dos operadores invertida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10C_OI.A1:10C_OI.B5 10C_OI.D1:10C_OI.D5 10C_OI.F1:10C_OI.F5 10C_OI.H1:10C_OI.H5 10C_OI.J1:10C_OI.J5 10C_OI.L1:10C_OI.L5 10C_OI.N1:10C_OI.N5 10C_OI.P1:10C_OI.P5 10C_OI.R1:10C_OI.R5 10C_OI.T1:10C_OI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_OI.A1:10C_OI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10C_OI.B2:10C_OI.B5" chart:label-cell-address="10C_OI.B1:10C_OI.B1" chart:class="chart:scatter">
            <chart:domain table:cell-range-address="10C_OI.A2:10C_OI.A5"/>
            <chart:data-point chart:repeated="4"/>
          </chart:series>
          <chart:series chart:style-name="ch12" chart:values-cell-range-address="10C_OI.D2:10C_OI.D5" chart:label-cell-address="10C_OI.D1:10C_OI.D1" chart:class="chart:scatter">
            <chart:domain table:cell-range-address="10C_OI.C2:10C_OI.C5"/>
            <chart:data-point chart:repeated="4"/>
          </chart:series>
          <chart:series chart:style-name="ch13" chart:values-cell-range-address="10C_OI.F2:10C_OI.F5" chart:label-cell-address="10C_OI.F1:10C_OI.F1" chart:class="chart:scatter">
            <chart:domain table:cell-range-address="10C_OI.E2:10C_OI.E5"/>
            <chart:data-point chart:repeated="4"/>
          </chart:series>
          <chart:series chart:style-name="ch14" chart:values-cell-range-address="10C_OI.H2:10C_OI.H5" chart:label-cell-address="10C_OI.H1:10C_OI.H1" chart:class="chart:scatter">
            <chart:domain table:cell-range-address="10C_OI.G2:10C_OI.G5"/>
            <chart:data-point chart:repeated="4"/>
          </chart:series>
          <chart:series chart:style-name="ch15" chart:values-cell-range-address="10C_OI.J2:10C_OI.J5" chart:label-cell-address="10C_OI.J1:10C_OI.J1" chart:class="chart:scatter">
            <chart:domain table:cell-range-address="10C_OI.I2:10C_OI.I5"/>
            <chart:data-point chart:repeated="4"/>
          </chart:series>
          <chart:series chart:style-name="ch16" chart:values-cell-range-address="10C_OI.L2:10C_OI.L5" chart:label-cell-address="10C_OI.L1:10C_OI.L1" chart:class="chart:scatter">
            <chart:domain table:cell-range-address="10C_OI.K2:10C_OI.K5"/>
            <chart:data-point chart:repeated="4"/>
          </chart:series>
          <chart:series chart:style-name="ch17" chart:values-cell-range-address="10C_OI.N2:10C_OI.N5" chart:label-cell-address="10C_OI.N1:10C_OI.N1" chart:class="chart:scatter">
            <chart:domain table:cell-range-address="10C_OI.M2:10C_OI.M5"/>
            <chart:data-point chart:repeated="4"/>
          </chart:series>
          <chart:series chart:style-name="ch18" chart:values-cell-range-address="10C_OI.P2:10C_OI.P5" chart:label-cell-address="10C_OI.P1:10C_OI.P1" chart:class="chart:scatter">
            <chart:domain table:cell-range-address="10C_OI.O2:10C_OI.O5"/>
            <chart:data-point chart:repeated="4"/>
          </chart:series>
          <chart:series chart:style-name="ch19" chart:values-cell-range-address="10C_OI.R2:10C_OI.R5" chart:label-cell-address="10C_OI.R1:10C_OI.R1" chart:class="chart:scatter">
            <chart:domain table:cell-range-address="10C_OI.Q2:10C_OI.Q5"/>
            <chart:data-point chart:repeated="4"/>
          </chart:series>
          <chart:series chart:style-name="ch20" chart:values-cell-range-address="10C_OI.T2:10C_OI.T5" chart:label-cell-address="10C_OI.T1:10C_OI.T1" chart:class="chart:scatter">
            <chart:domain table:cell-range-address="10C_OI.S2:10C_OI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_OI.B1:1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C_OI.D1:10C_OI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_OI.F1:10C_OI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_OI.H1:10C_OI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_OI.J1:10C_OI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_OI.L1:10C_OI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_OI.N1:10C_OI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_OI.P1:10C_OI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_OI.R1:10C_OI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_OI.T1:10C_OI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_OI.A1:10C_OI.A1">Soluções computadas</text:p>
              </table:table-cell>
              <table:table-cell office:value-type="float" office:value="1.#NAN">
                <text:p text:id="10C_OI.A2:10C_OI.A5">1.#NAN</text:p>
              </table:table-cell>
              <table:table-cell office:value-type="float" office:value="1.#NAN">
                <text:p text:id="10C_OI.B2:10C_OI.B5">1.#NAN</text:p>
              </table:table-cell>
              <table:table-cell office:value-type="float" office:value="1.#NAN">
                <text:p text:id="10C_OI.C2:10C_OI.C5">1.#NAN</text:p>
              </table:table-cell>
              <table:table-cell office:value-type="float" office:value="1.#NAN">
                <text:p text:id="10C_OI.D2:10C_OI.D5">1.#NAN</text:p>
              </table:table-cell>
              <table:table-cell office:value-type="float" office:value="1.#NAN">
                <text:p text:id="10C_OI.E2:10C_OI.E5">1.#NAN</text:p>
              </table:table-cell>
              <table:table-cell office:value-type="float" office:value="1.#NAN">
                <text:p text:id="10C_OI.F2:10C_OI.F5">1.#NAN</text:p>
              </table:table-cell>
              <table:table-cell office:value-type="float" office:value="1.#NAN">
                <text:p text:id="10C_OI.G2:10C_OI.G5">1.#NAN</text:p>
              </table:table-cell>
              <table:table-cell office:value-type="float" office:value="1.#NAN">
                <text:p text:id="10C_OI.H2:10C_OI.H5">1.#NAN</text:p>
              </table:table-cell>
              <table:table-cell office:value-type="float" office:value="1.#NAN">
                <text:p text:id="10C_OI.I2:10C_OI.I5">1.#NAN</text:p>
              </table:table-cell>
              <table:table-cell office:value-type="float" office:value="1.#NAN">
                <text:p text:id="10C_OI.J2:10C_OI.J5">1.#NAN</text:p>
              </table:table-cell>
              <table:table-cell office:value-type="float" office:value="1.#NAN">
                <text:p text:id="10C_OI.K2:10C_OI.K5">1.#NAN</text:p>
              </table:table-cell>
              <table:table-cell office:value-type="float" office:value="1.#NAN">
                <text:p text:id="10C_OI.L2:10C_OI.L5">1.#NAN</text:p>
              </table:table-cell>
              <table:table-cell office:value-type="float" office:value="1.#NAN">
                <text:p text:id="10C_OI.M2:10C_OI.M5">1.#NAN</text:p>
              </table:table-cell>
              <table:table-cell office:value-type="float" office:value="1.#NAN">
                <text:p text:id="10C_OI.N2:10C_OI.N5">1.#NAN</text:p>
              </table:table-cell>
              <table:table-cell office:value-type="float" office:value="1.#NAN">
                <text:p text:id="10C_OI.O2:10C_OI.O5">1.#NAN</text:p>
              </table:table-cell>
              <table:table-cell office:value-type="float" office:value="1.#NAN">
                <text:p text:id="10C_OI.P2:10C_OI.P5">1.#NAN</text:p>
              </table:table-cell>
              <table:table-cell office:value-type="float" office:value="1.#NAN">
                <text:p text:id="10C_OI.Q2:10C_OI.Q5">1.#NAN</text:p>
              </table:table-cell>
              <table:table-cell office:value-type="float" office:value="1.#NAN">
                <text:p text:id="10C_OI.R2:10C_OI.R5">1.#NAN</text:p>
              </table:table-cell>
              <table:table-cell office:value-type="float" office:value="1.#NAN">
                <text:p text:id="10C_OI.S2:10C_OI.S5">1.#NAN</text:p>
              </table:table-cell>
              <table:table-cell office:value-type="float" office:value="1.#NAN">
                <text:p text:id="10C_OI.T2:10C_OI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70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3.44cm" svg:y="0.218cm" chart:style-name="ch2">
          <text:p>Sensibility Analysis - maximum number of iterations without upgrade of makespan</text:p>
        </chart:title>
        <chart:subtitle svg:x="10.041cm" svg:y="0.938cm" chart:style-name="ch3">
          <text:p>Problem FT10</text:p>
        </chart:subtitle>
        <chart:legend chart:legend-position="end" svg:x="17.369cm" svg:y="3.219cm" chart:style-name="ch4"/>
        <chart:plot-area chart:style-name="ch5" table:cell-range-address="10C.A1:10C.B5 10C.D1:10C.D5 10C.F1:10C.F5 10C.H1:10C.H5 10C.J1:10C.J5 10C.L1:10C.L5 10C.N1:10C.N5 10C.P1:10C.P5 10C.R1:10C.R5 10C.T1:10C.T5" chart:data-source-has-labels="both" svg:x="0.699cm" svg:y="1.606cm" svg:width="16.221cm" svg:height="8.8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.A1:10C.A1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10C.B2:10C.B5" chart:label-cell-address="10C.B1:10C.B1" chart:class="chart:scatter">
            <chart:domain table:cell-range-address="10C.A2:10C.A5"/>
            <chart:data-point chart:repeated="4"/>
          </chart:series>
          <chart:series chart:style-name="ch12" chart:values-cell-range-address="10C.D2:10C.D5" chart:label-cell-address="10C.D1:10C.D1" chart:class="chart:scatter">
            <chart:domain table:cell-range-address="10C.C2:10C.C5"/>
            <chart:data-point chart:repeated="4"/>
          </chart:series>
          <chart:series chart:style-name="ch13" chart:values-cell-range-address="10C.F2:10C.F5" chart:label-cell-address="10C.F1:10C.F1" chart:class="chart:scatter">
            <chart:domain table:cell-range-address="10C.E2:10C.E5"/>
            <chart:data-point chart:repeated="4"/>
          </chart:series>
          <chart:series chart:style-name="ch14" chart:values-cell-range-address="10C.H2:10C.H5" chart:label-cell-address="10C.H1:10C.H1" chart:class="chart:scatter">
            <chart:domain table:cell-range-address="10C.G2:10C.G5"/>
            <chart:data-point chart:repeated="4"/>
          </chart:series>
          <chart:series chart:style-name="ch15" chart:values-cell-range-address="10C.J2:10C.J5" chart:label-cell-address="10C.J1:10C.J1" chart:class="chart:scatter">
            <chart:domain table:cell-range-address="10C.I2:10C.I5"/>
            <chart:data-point chart:repeated="4"/>
          </chart:series>
          <chart:series chart:style-name="ch16" chart:values-cell-range-address="10C.L2:10C.L5" chart:label-cell-address="10C.L1:10C.L1" chart:class="chart:scatter">
            <chart:domain table:cell-range-address="10C.K2:10C.K5"/>
            <chart:data-point chart:repeated="4"/>
          </chart:series>
          <chart:series chart:style-name="ch17" chart:values-cell-range-address="10C.N2:10C.N5" chart:label-cell-address="10C.N1:10C.N1" chart:class="chart:scatter">
            <chart:domain table:cell-range-address="10C.M2:10C.M5"/>
            <chart:data-point chart:repeated="4"/>
          </chart:series>
          <chart:series chart:style-name="ch18" chart:values-cell-range-address="10C.P2:10C.P5" chart:label-cell-address="10C.P1:10C.P1" chart:class="chart:scatter">
            <chart:domain table:cell-range-address="10C.O2:10C.O5"/>
            <chart:data-point chart:repeated="4"/>
          </chart:series>
          <chart:series chart:style-name="ch19" chart:values-cell-range-address="10C.R2:10C.R5" chart:label-cell-address="10C.R1:10C.R1" chart:class="chart:scatter">
            <chart:domain table:cell-range-address="10C.Q2:10C.Q5"/>
            <chart:data-point chart:repeated="4"/>
          </chart:series>
          <chart:series chart:style-name="ch20" chart:values-cell-range-address="10C.T2:10C.T5" chart:label-cell-address="10C.T1:10C.T1" chart:class="chart:scatter">
            <chart:domain table:cell-range-address="10C.S2:10C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.B1:10C.B1">Parallel Taboo Search</text:p>
              </table:table-cell>
              <table:table-cell office:value-type="string">
                <text:p>Colonne C</text:p>
              </table:table-cell>
              <table:table-cell office:value-type="string">
                <text:p text:id="10C.D1:10C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.F1:10C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.H1:10C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.J1:10C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.L1:10C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.N1:10C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.P1:10C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.R1:10C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.T1:10C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.A1:10C.A1">Soluções computadas</text:p>
              </table:table-cell>
              <table:table-cell office:value-type="float" office:value="170412">
                <text:p text:id="10C.A2:10C.A5">170412</text:p>
              </table:table-cell>
              <table:table-cell office:value-type="float" office:value="945">
                <text:p text:id="10C.B2:10C.B5">945</text:p>
              </table:table-cell>
              <table:table-cell office:value-type="float" office:value="115058">
                <text:p text:id="10C.C2:10C.C5">115058</text:p>
              </table:table-cell>
              <table:table-cell office:value-type="float" office:value="945">
                <text:p text:id="10C.D2:10C.D5">945</text:p>
              </table:table-cell>
              <table:table-cell office:value-type="float" office:value="110319.4">
                <text:p text:id="10C.E2:10C.E5">110319.4</text:p>
              </table:table-cell>
              <table:table-cell office:value-type="float" office:value="950.6">
                <text:p text:id="10C.F2:10C.F5">950.6</text:p>
              </table:table-cell>
              <table:table-cell office:value-type="float" office:value="104561">
                <text:p text:id="10C.G2:10C.G5">104561</text:p>
              </table:table-cell>
              <table:table-cell office:value-type="float" office:value="959">
                <text:p text:id="10C.H2:10C.H5">959</text:p>
              </table:table-cell>
              <table:table-cell office:value-type="float" office:value="109774">
                <text:p text:id="10C.I2:10C.I5">109774</text:p>
              </table:table-cell>
              <table:table-cell office:value-type="float" office:value="942">
                <text:p text:id="10C.J2:10C.J5">942</text:p>
              </table:table-cell>
              <table:table-cell office:value-type="float" office:value="107476.6">
                <text:p text:id="10C.K2:10C.K5">107476.6</text:p>
              </table:table-cell>
              <table:table-cell office:value-type="float" office:value="958">
                <text:p text:id="10C.L2:10C.L5">958</text:p>
              </table:table-cell>
              <table:table-cell office:value-type="float" office:value="110415">
                <text:p text:id="10C.M2:10C.M5">110415</text:p>
              </table:table-cell>
              <table:table-cell office:value-type="float" office:value="970">
                <text:p text:id="10C.N2:10C.N5">970</text:p>
              </table:table-cell>
              <table:table-cell office:value-type="float" office:value="96146">
                <text:p text:id="10C.O2:10C.O5">96146</text:p>
              </table:table-cell>
              <table:table-cell office:value-type="float" office:value="940">
                <text:p text:id="10C.P2:10C.P5">940</text:p>
              </table:table-cell>
              <table:table-cell office:value-type="float" office:value="99519.6">
                <text:p text:id="10C.Q2:10C.Q5">99519.6</text:p>
              </table:table-cell>
              <table:table-cell office:value-type="float" office:value="951.8">
                <text:p text:id="10C.R2:10C.R5">951.8</text:p>
              </table:table-cell>
              <table:table-cell office:value-type="float" office:value="105055">
                <text:p text:id="10C.S2:10C.S5">105055</text:p>
              </table:table-cell>
              <table:table-cell office:value-type="float" office:value="967">
                <text:p text:id="10C.T2:10C.T5">967</text:p>
              </table:table-cell>
            </table:table-row>
            <table:table-row>
              <table:table-cell office:value-type="string"/>
              <table:table-cell office:value-type="float" office:value="1188350">
                <text:p>1188350</text:p>
              </table:table-cell>
              <table:table-cell office:value-type="float" office:value="937">
                <text:p>937</text:p>
              </table:table-cell>
              <table:table-cell office:value-type="float" office:value="1002012">
                <text:p>1002012</text:p>
              </table:table-cell>
              <table:table-cell office:value-type="float" office:value="930">
                <text:p>930</text:p>
              </table:table-cell>
              <table:table-cell office:value-type="float" office:value="972129.2">
                <text:p>972129.2</text:p>
              </table:table-cell>
              <table:table-cell office:value-type="float" office:value="939.2">
                <text:p>939.2</text:p>
              </table:table-cell>
              <table:table-cell office:value-type="float" office:value="969534">
                <text:p>969534</text:p>
              </table:table-cell>
              <table:table-cell office:value-type="float" office:value="945">
                <text:p>945</text:p>
              </table:table-cell>
              <table:table-cell office:value-type="float" office:value="1038342">
                <text:p>1038342</text:p>
              </table:table-cell>
              <table:table-cell office:value-type="float" office:value="937">
                <text:p>937</text:p>
              </table:table-cell>
              <table:table-cell office:value-type="float" office:value="971545">
                <text:p>971545</text:p>
              </table:table-cell>
              <table:table-cell office:value-type="float" office:value="941.4">
                <text:p>941.4</text:p>
              </table:table-cell>
              <table:table-cell office:value-type="float" office:value="906902">
                <text:p>906902</text:p>
              </table:table-cell>
              <table:table-cell office:value-type="float" office:value="945">
                <text:p>945</text:p>
              </table:table-cell>
              <table:table-cell office:value-type="float" office:value="903204">
                <text:p>903204</text:p>
              </table:table-cell>
              <table:table-cell office:value-type="float" office:value="937">
                <text:p>937</text:p>
              </table:table-cell>
              <table:table-cell office:value-type="float" office:value="895132.6">
                <text:p>895132.6</text:p>
              </table:table-cell>
              <table:table-cell office:value-type="float" office:value="941.4">
                <text:p>941.4</text:p>
              </table:table-cell>
              <table:table-cell office:value-type="float" office:value="880935">
                <text:p>88093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7371733">
                <text:p>7371733</text:p>
              </table:table-cell>
              <table:table-cell office:value-type="float" office:value="937">
                <text:p>937</text:p>
              </table:table-cell>
              <table:table-cell office:value-type="float" office:value="8273334">
                <text:p>8273334</text:p>
              </table:table-cell>
              <table:table-cell office:value-type="float" office:value="930">
                <text:p>930</text:p>
              </table:table-cell>
              <table:table-cell office:value-type="float" office:value="8621341">
                <text:p>8621341</text:p>
              </table:table-cell>
              <table:table-cell office:value-type="float" office:value="931">
                <text:p>931</text:p>
              </table:table-cell>
              <table:table-cell office:value-type="float" office:value="8749713">
                <text:p>8749713</text:p>
              </table:table-cell>
              <table:table-cell office:value-type="float" office:value="935">
                <text:p>935</text:p>
              </table:table-cell>
              <table:table-cell office:value-type="float" office:value="8254410">
                <text:p>8254410</text:p>
              </table:table-cell>
              <table:table-cell office:value-type="float" office:value="930">
                <text:p>930</text:p>
              </table:table-cell>
              <table:table-cell office:value-type="float" office:value="8389617">
                <text:p>8389617</text:p>
              </table:table-cell>
              <table:table-cell office:value-type="float" office:value="931.8">
                <text:p>931.8</text:p>
              </table:table-cell>
              <table:table-cell office:value-type="float" office:value="8424164">
                <text:p>8424164</text:p>
              </table:table-cell>
              <table:table-cell office:value-type="float" office:value="935">
                <text:p>935</text:p>
              </table:table-cell>
              <table:table-cell office:value-type="float" office:value="7703469">
                <text:p>7703469</text:p>
              </table:table-cell>
              <table:table-cell office:value-type="float" office:value="930">
                <text:p>930</text:p>
              </table:table-cell>
              <table:table-cell office:value-type="float" office:value="7945866.6">
                <text:p>7945866.6</text:p>
              </table:table-cell>
              <table:table-cell office:value-type="float" office:value="931.6">
                <text:p>931.6</text:p>
              </table:table-cell>
              <table:table-cell office:value-type="float" office:value="7928804">
                <text:p>792880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/>
              <table:table-cell office:value-type="float" office:value="69188972">
                <text:p>69188972</text:p>
              </table:table-cell>
              <table:table-cell office:value-type="float" office:value="937">
                <text:p>937</text:p>
              </table:table-cell>
              <table:table-cell office:value-type="float" office:value="69990169">
                <text:p>69990169</text:p>
              </table:table-cell>
              <table:table-cell office:value-type="float" office:value="930">
                <text:p>930</text:p>
              </table:table-cell>
              <table:table-cell office:value-type="float" office:value="71009909.8">
                <text:p>71009909.8</text:p>
              </table:table-cell>
              <table:table-cell office:value-type="float" office:value="931.6">
                <text:p>931.6</text:p>
              </table:table-cell>
              <table:table-cell office:value-type="float" office:value="73308688">
                <text:p>73308688</text:p>
              </table:table-cell>
              <table:table-cell office:value-type="float" office:value="934">
                <text:p>934</text:p>
              </table:table-cell>
              <table:table-cell office:value-type="float" office:value="68744252">
                <text:p>68744252</text:p>
              </table:table-cell>
              <table:table-cell office:value-type="float" office:value="930">
                <text:p>930</text:p>
              </table:table-cell>
              <table:table-cell office:value-type="float" office:value="69976072.6">
                <text:p>69976072.6</text:p>
              </table:table-cell>
              <table:table-cell office:value-type="float" office:value="931.6">
                <text:p>931.6</text:p>
              </table:table-cell>
              <table:table-cell office:value-type="float" office:value="73364382">
                <text:p>73364382</text:p>
              </table:table-cell>
              <table:table-cell office:value-type="float" office:value="934">
                <text:p>934</text:p>
              </table:table-cell>
              <table:table-cell office:value-type="float" office:value="73582369">
                <text:p>73582369</text:p>
              </table:table-cell>
              <table:table-cell office:value-type="float" office:value="930">
                <text:p>930</text:p>
              </table:table-cell>
              <table:table-cell office:value-type="float" office:value="70711488.4">
                <text:p>70711488.4</text:p>
              </table:table-cell>
              <table:table-cell office:value-type="float" office:value="930.8">
                <text:p>930.8</text:p>
              </table:table-cell>
              <table:table-cell office:value-type="float" office:value="70546631">
                <text:p>70546631</text:p>
              </table:table-cell>
              <table:table-cell office:value-type="float" office:value="934">
                <text:p>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4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141cm" svg:y="0.218cm" chart:style-name="ch2">
          <text:p>FT10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100C.A1:100C.B5 100C.D1:100C.D5 100C.F1:100C.F5 100C.H1:100C.H5 100C.J1:100C.J5 100C.L1:100C.L5 100C.N1:100C.N5 100C.P1:100C.P5 100C.R1:100C.R5 100C.T1:100C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.A1:100C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100C.B2:100C.B5" chart:label-cell-address="100C.B1:100C.B1" chart:class="chart:scatter">
            <chart:domain table:cell-range-address="100C.A2:100C.A5"/>
            <chart:data-point chart:repeated="4"/>
          </chart:series>
          <chart:series chart:style-name="ch12" chart:values-cell-range-address="100C.D2:100C.D5" chart:label-cell-address="100C.D1:100C.D1" chart:class="chart:scatter">
            <chart:domain table:cell-range-address="100C.C2:100C.C5"/>
            <chart:data-point chart:repeated="4"/>
          </chart:series>
          <chart:series chart:style-name="ch13" chart:values-cell-range-address="100C.F2:100C.F5" chart:label-cell-address="100C.F1:100C.F1" chart:class="chart:scatter">
            <chart:domain table:cell-range-address="100C.E2:100C.E5"/>
            <chart:data-point chart:repeated="4"/>
          </chart:series>
          <chart:series chart:style-name="ch14" chart:values-cell-range-address="100C.H2:100C.H5" chart:label-cell-address="100C.H1:100C.H1" chart:class="chart:scatter">
            <chart:domain table:cell-range-address="100C.G2:100C.G5"/>
            <chart:data-point chart:repeated="4"/>
          </chart:series>
          <chart:series chart:style-name="ch15" chart:values-cell-range-address="100C.J2:100C.J5" chart:label-cell-address="100C.J1:100C.J1" chart:class="chart:scatter">
            <chart:domain table:cell-range-address="100C.I2:100C.I5"/>
            <chart:data-point chart:repeated="4"/>
          </chart:series>
          <chart:series chart:style-name="ch16" chart:values-cell-range-address="100C.L2:100C.L5" chart:label-cell-address="100C.L1:100C.L1" chart:class="chart:scatter">
            <chart:domain table:cell-range-address="100C.K2:100C.K5"/>
            <chart:data-point chart:repeated="4"/>
          </chart:series>
          <chart:series chart:style-name="ch17" chart:values-cell-range-address="100C.N2:100C.N5" chart:label-cell-address="100C.N1:100C.N1" chart:class="chart:scatter">
            <chart:domain table:cell-range-address="100C.M2:100C.M5"/>
            <chart:data-point chart:repeated="4"/>
          </chart:series>
          <chart:series chart:style-name="ch18" chart:values-cell-range-address="100C.P2:100C.P5" chart:label-cell-address="100C.P1:100C.P1" chart:class="chart:scatter">
            <chart:domain table:cell-range-address="100C.O2:100C.O5"/>
            <chart:data-point chart:repeated="4"/>
          </chart:series>
          <chart:series chart:style-name="ch19" chart:values-cell-range-address="100C.R2:100C.R5" chart:label-cell-address="100C.R1:100C.R1" chart:class="chart:scatter">
            <chart:domain table:cell-range-address="100C.Q2:100C.Q5"/>
            <chart:data-point chart:repeated="4"/>
          </chart:series>
          <chart:series chart:style-name="ch20" chart:values-cell-range-address="100C.T2:100C.T5" chart:label-cell-address="100C.T1:100C.T1" chart:class="chart:scatter">
            <chart:domain table:cell-range-address="100C.S2:100C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.B1:100C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.D1:100C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.F1:100C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.H1:100C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.J1:100C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.L1:100C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.N1:100C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.P1:100C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.R1:100C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.T1:100C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.A1:100C.A1">Soluções computadas</text:p>
              </table:table-cell>
              <table:table-cell office:value-type="float" office:value="1.#NAN">
                <text:p text:id="100C.A2:100C.A5">1.#NAN</text:p>
              </table:table-cell>
              <table:table-cell office:value-type="float" office:value="1.#NAN">
                <text:p text:id="100C.B2:100C.B5">1.#NAN</text:p>
              </table:table-cell>
              <table:table-cell office:value-type="float" office:value="1.#NAN">
                <text:p text:id="100C.C2:100C.C5">1.#NAN</text:p>
              </table:table-cell>
              <table:table-cell office:value-type="float" office:value="1.#NAN">
                <text:p text:id="100C.D2:100C.D5">1.#NAN</text:p>
              </table:table-cell>
              <table:table-cell office:value-type="float" office:value="1.#NAN">
                <text:p text:id="100C.E2:100C.E5">1.#NAN</text:p>
              </table:table-cell>
              <table:table-cell office:value-type="float" office:value="1.#NAN">
                <text:p text:id="100C.F2:100C.F5">1.#NAN</text:p>
              </table:table-cell>
              <table:table-cell office:value-type="float" office:value="1.#NAN">
                <text:p text:id="100C.G2:100C.G5">1.#NAN</text:p>
              </table:table-cell>
              <table:table-cell office:value-type="float" office:value="1.#NAN">
                <text:p text:id="100C.H2:100C.H5">1.#NAN</text:p>
              </table:table-cell>
              <table:table-cell office:value-type="float" office:value="1.#NAN">
                <text:p text:id="100C.I2:100C.I5">1.#NAN</text:p>
              </table:table-cell>
              <table:table-cell office:value-type="float" office:value="1.#NAN">
                <text:p text:id="100C.J2:100C.J5">1.#NAN</text:p>
              </table:table-cell>
              <table:table-cell office:value-type="float" office:value="1.#NAN">
                <text:p text:id="100C.K2:100C.K5">1.#NAN</text:p>
              </table:table-cell>
              <table:table-cell office:value-type="float" office:value="1.#NAN">
                <text:p text:id="100C.L2:100C.L5">1.#NAN</text:p>
              </table:table-cell>
              <table:table-cell office:value-type="float" office:value="1.#NAN">
                <text:p text:id="100C.M2:100C.M5">1.#NAN</text:p>
              </table:table-cell>
              <table:table-cell office:value-type="float" office:value="1.#NAN">
                <text:p text:id="100C.N2:100C.N5">1.#NAN</text:p>
              </table:table-cell>
              <table:table-cell office:value-type="float" office:value="1.#NAN">
                <text:p text:id="100C.O2:100C.O5">1.#NAN</text:p>
              </table:table-cell>
              <table:table-cell office:value-type="float" office:value="1.#NAN">
                <text:p text:id="100C.P2:100C.P5">1.#NAN</text:p>
              </table:table-cell>
              <table:table-cell office:value-type="float" office:value="1.#NAN">
                <text:p text:id="100C.Q2:100C.Q5">1.#NAN</text:p>
              </table:table-cell>
              <table:table-cell office:value-type="float" office:value="1.#NAN">
                <text:p text:id="100C.R2:100C.R5">1.#NAN</text:p>
              </table:table-cell>
              <table:table-cell office:value-type="float" office:value="1.#NAN">
                <text:p text:id="100C.S2:100C.S5">1.#NAN</text:p>
              </table:table-cell>
              <table:table-cell office:value-type="float" office:value="1.#NAN">
                <text:p text:id="100C.T2:100C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4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141cm" svg:y="0.218cm" chart:style-name="ch2">
          <text:p>FT10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 Ordem dos operadores invertida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100C_OI.A1:100C_OI.B5 100C_OI.D1:100C_OI.D5 100C_OI.F1:100C_OI.F5 100C_OI.H1:100C_OI.H5 100C_OI.J1:100C_OI.J5 100C_OI.L1:100C_OI.L5 100C_OI.N1:100C_OI.N5 100C_OI.P1:100C_OI.P5 100C_OI.R1:100C_OI.R5 100C_OI.T1:100C_OI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_OI.A1:100C_OI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100C_OI.B2:100C_OI.B5" chart:label-cell-address="100C_OI.B1:100C_OI.B1" chart:class="chart:scatter">
            <chart:domain table:cell-range-address="100C_OI.A2:100C_OI.A5"/>
            <chart:data-point chart:repeated="4"/>
          </chart:series>
          <chart:series chart:style-name="ch12" chart:values-cell-range-address="100C_OI.D2:100C_OI.D5" chart:label-cell-address="100C_OI.D1:100C_OI.D1" chart:class="chart:scatter">
            <chart:domain table:cell-range-address="100C_OI.C2:100C_OI.C5"/>
            <chart:data-point chart:repeated="4"/>
          </chart:series>
          <chart:series chart:style-name="ch13" chart:values-cell-range-address="100C_OI.F2:100C_OI.F5" chart:label-cell-address="100C_OI.F1:100C_OI.F1" chart:class="chart:scatter">
            <chart:domain table:cell-range-address="100C_OI.E2:100C_OI.E5"/>
            <chart:data-point chart:repeated="4"/>
          </chart:series>
          <chart:series chart:style-name="ch14" chart:values-cell-range-address="100C_OI.H2:100C_OI.H5" chart:label-cell-address="100C_OI.H1:100C_OI.H1" chart:class="chart:scatter">
            <chart:domain table:cell-range-address="100C_OI.G2:100C_OI.G5"/>
            <chart:data-point chart:repeated="4"/>
          </chart:series>
          <chart:series chart:style-name="ch15" chart:values-cell-range-address="100C_OI.J2:100C_OI.J5" chart:label-cell-address="100C_OI.J1:100C_OI.J1" chart:class="chart:scatter">
            <chart:domain table:cell-range-address="100C_OI.I2:100C_OI.I5"/>
            <chart:data-point chart:repeated="4"/>
          </chart:series>
          <chart:series chart:style-name="ch16" chart:values-cell-range-address="100C_OI.L2:100C_OI.L5" chart:label-cell-address="100C_OI.L1:100C_OI.L1" chart:class="chart:scatter">
            <chart:domain table:cell-range-address="100C_OI.K2:100C_OI.K5"/>
            <chart:data-point chart:repeated="4"/>
          </chart:series>
          <chart:series chart:style-name="ch17" chart:values-cell-range-address="100C_OI.N2:100C_OI.N5" chart:label-cell-address="100C_OI.N1:100C_OI.N1" chart:class="chart:scatter">
            <chart:domain table:cell-range-address="100C_OI.M2:100C_OI.M5"/>
            <chart:data-point chart:repeated="4"/>
          </chart:series>
          <chart:series chart:style-name="ch18" chart:values-cell-range-address="100C_OI.P2:100C_OI.P5" chart:label-cell-address="100C_OI.P1:100C_OI.P1" chart:class="chart:scatter">
            <chart:domain table:cell-range-address="100C_OI.O2:100C_OI.O5"/>
            <chart:data-point chart:repeated="4"/>
          </chart:series>
          <chart:series chart:style-name="ch19" chart:values-cell-range-address="100C_OI.R2:100C_OI.R5" chart:label-cell-address="100C_OI.R1:100C_OI.R1" chart:class="chart:scatter">
            <chart:domain table:cell-range-address="100C_OI.Q2:100C_OI.Q5"/>
            <chart:data-point chart:repeated="4"/>
          </chart:series>
          <chart:series chart:style-name="ch20" chart:values-cell-range-address="100C_OI.T2:100C_OI.T5" chart:label-cell-address="100C_OI.T1:100C_OI.T1" chart:class="chart:scatter">
            <chart:domain table:cell-range-address="100C_OI.S2:100C_OI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_OI.B1:10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_OI.D1:100C_OI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_OI.F1:100C_OI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_OI.H1:100C_OI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_OI.J1:100C_OI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_OI.L1:100C_OI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_OI.N1:100C_OI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_OI.P1:100C_OI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_OI.R1:100C_OI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_OI.T1:100C_OI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_OI.A1:100C_OI.A1">Soluções computadas</text:p>
              </table:table-cell>
              <table:table-cell office:value-type="float" office:value="1.#NAN">
                <text:p text:id="100C_OI.A2:100C_OI.A5">1.#NAN</text:p>
              </table:table-cell>
              <table:table-cell office:value-type="float" office:value="1.#NAN">
                <text:p text:id="100C_OI.B2:100C_OI.B5">1.#NAN</text:p>
              </table:table-cell>
              <table:table-cell office:value-type="float" office:value="1.#NAN">
                <text:p text:id="100C_OI.C2:100C_OI.C5">1.#NAN</text:p>
              </table:table-cell>
              <table:table-cell office:value-type="float" office:value="1.#NAN">
                <text:p text:id="100C_OI.D2:100C_OI.D5">1.#NAN</text:p>
              </table:table-cell>
              <table:table-cell office:value-type="float" office:value="1.#NAN">
                <text:p text:id="100C_OI.E2:100C_OI.E5">1.#NAN</text:p>
              </table:table-cell>
              <table:table-cell office:value-type="float" office:value="1.#NAN">
                <text:p text:id="100C_OI.F2:100C_OI.F5">1.#NAN</text:p>
              </table:table-cell>
              <table:table-cell office:value-type="float" office:value="1.#NAN">
                <text:p text:id="100C_OI.G2:100C_OI.G5">1.#NAN</text:p>
              </table:table-cell>
              <table:table-cell office:value-type="float" office:value="1.#NAN">
                <text:p text:id="100C_OI.H2:100C_OI.H5">1.#NAN</text:p>
              </table:table-cell>
              <table:table-cell office:value-type="float" office:value="1.#NAN">
                <text:p text:id="100C_OI.I2:100C_OI.I5">1.#NAN</text:p>
              </table:table-cell>
              <table:table-cell office:value-type="float" office:value="1.#NAN">
                <text:p text:id="100C_OI.J2:100C_OI.J5">1.#NAN</text:p>
              </table:table-cell>
              <table:table-cell office:value-type="float" office:value="1.#NAN">
                <text:p text:id="100C_OI.K2:100C_OI.K5">1.#NAN</text:p>
              </table:table-cell>
              <table:table-cell office:value-type="float" office:value="1.#NAN">
                <text:p text:id="100C_OI.L2:100C_OI.L5">1.#NAN</text:p>
              </table:table-cell>
              <table:table-cell office:value-type="float" office:value="1.#NAN">
                <text:p text:id="100C_OI.M2:100C_OI.M5">1.#NAN</text:p>
              </table:table-cell>
              <table:table-cell office:value-type="float" office:value="1.#NAN">
                <text:p text:id="100C_OI.N2:100C_OI.N5">1.#NAN</text:p>
              </table:table-cell>
              <table:table-cell office:value-type="float" office:value="1.#NAN">
                <text:p text:id="100C_OI.O2:100C_OI.O5">1.#NAN</text:p>
              </table:table-cell>
              <table:table-cell office:value-type="float" office:value="1.#NAN">
                <text:p text:id="100C_OI.P2:100C_OI.P5">1.#NAN</text:p>
              </table:table-cell>
              <table:table-cell office:value-type="float" office:value="1.#NAN">
                <text:p text:id="100C_OI.Q2:100C_OI.Q5">1.#NAN</text:p>
              </table:table-cell>
              <table:table-cell office:value-type="float" office:value="1.#NAN">
                <text:p text:id="100C_OI.R2:100C_OI.R5">1.#NAN</text:p>
              </table:table-cell>
              <table:table-cell office:value-type="float" office:value="1.#NAN">
                <text:p text:id="100C_OI.S2:100C_OI.S5">1.#NAN</text:p>
              </table:table-cell>
              <table:table-cell office:value-type="float" office:value="1.#NAN">
                <text:p text:id="100C_OI.T2:100C_OI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